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" svg:font-family="SFMono-Regular, 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969896" style:font-name="Times New Roman" fo:font-size="7.80000019073486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333333" style:font-name="Times New Roman" fo:font-size="7.80000019073486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Times New Roman" fo:font-size="7.80000019073486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969896" style:font-name="Times New Roman" fo:font-size="7.80000019073486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Times New Roman"/>
    </style:style>
    <style:style style:name="P7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ddddd" fo:border-right="none" fo:border-top="none" fo:border-bottom="none"/>
      <style:text-properties fo:font-variant="normal" fo:text-transform="none" fo:color="#777777" style:font-name="Times New Roman" fo:font-size="9.60000038146973pt" fo:letter-spacing="normal" fo:font-style="normal" fo:font-weight="normal"/>
    </style:style>
    <style:style style:name="P8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ddddd" fo:border-right="none" fo:border-top="none" fo:border-bottom="none"/>
    </style:style>
    <style:style style:name="P9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10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paragraph-rsid="0012f641" style:font-size-asian="12pt" style:font-weight-asian="bold" style:font-size-complex="12pt" style:font-weight-complex="bold"/>
    </style:style>
    <style:style style:name="P11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rsid="0012f641" officeooo:paragraph-rsid="0012f641" style:font-size-asian="12pt" style:font-weight-asian="bold" style:font-size-complex="12pt" style:font-weight-complex="bold"/>
    </style:style>
    <style:style style:name="P12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paragraph-rsid="0014c90d"/>
    </style:style>
    <style:style style:name="P13" style:family="paragraph" style:parent-style-name="Heading_20_2">
      <style:paragraph-properties fo:margin-left="0cm" fo:margin-right="0cm" fo:margin-top="0.206cm" fo:margin-bottom="0.201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paragraph-rsid="0012f641" style:font-size-asian="12pt" style:font-weight-asian="bold" style:font-size-complex="12pt" style:font-weight-complex="bold"/>
    </style:style>
    <style:style style:name="P14" style:family="paragraph" style:parent-style-name="Heading_20_1" style:master-page-name="MP0">
      <style:paragraph-properties fo:margin-top="0.725cm" fo:margin-bottom="0.513cm" loext:contextual-spacing="false" fo:text-align="center" style:justify-single-word="false" style:page-number="auto" fo:break-before="page"/>
      <style:text-properties fo:font-size="10pt" style:font-size-asian="10pt" style:font-size-complex="10pt"/>
    </style:style>
    <style:style style:name="P15" style:family="paragraph" style:parent-style-name="Text_20_body" style:list-style-name="L39">
      <style:paragraph-properties fo:margin-top="0cm" fo:margin-bottom="0cm" loext:contextual-spacing="false" fo:orphans="2" fo:widows="2"/>
    </style:style>
    <style:style style:name="P16" style:family="paragraph" style:parent-style-name="Text_20_body">
      <style:paragraph-properties fo:margin-top="0.725cm" fo:margin-bottom="0.513cm" loext:contextual-spacing="false" fo:text-align="center" style:justify-single-word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officeooo:paragraph-rsid="0014c90d"/>
    </style:style>
    <style:style style:name="T1" style:family="text">
      <style:text-properties fo:color="#333333" style:font-name="Times New Roman" fo:font-size="28pt" style:text-underline-style="solid" style:text-underline-width="auto" style:text-underline-color="font-color" fo:font-weight="normal" style:text-underline-mode="continuous" style:text-overline-mode="continuous" style:text-line-through-mode="continuous" style:font-size-asian="28pt" style:font-weight-asian="normal" style:font-size-complex="28pt" style:font-weight-complex="normal"/>
    </style:style>
    <style:style style:name="T2" style:family="text">
      <style:text-properties fo:font-weight="bold" officeooo:rsid="0014c90d"/>
    </style:style>
    <style:style style:name="T3" style:family="text">
      <style:text-properties fo:font-variant="normal" fo:text-transform="none" fo:color="#333333" fo:font-size="7.80000019073486pt" fo:letter-spacing="normal" fo:font-style="normal" fo:font-weight="normal"/>
    </style:style>
    <style:style style:name="T4" style:family="text">
      <style:text-properties fo:font-variant="normal" fo:text-transform="none" fo:color="#333333" style:font-name="Times New Roman" fo:font-size="28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fo:color="#333333" style:font-name="Times New Roman" fo:font-size="9.60000038146973pt" fo:letter-spacing="normal" fo:font-style="normal" fo:font-weight="bold"/>
    </style:style>
    <style:style style:name="T6" style:family="text">
      <style:text-properties fo:font-variant="normal" fo:text-transform="none" fo:color="#333333" style:font-name="Times New Roman" fo:font-size="9.60000038146973pt" fo:letter-spacing="normal" fo:font-style="normal" fo:font-weight="normal"/>
    </style:style>
    <style:style style:name="T7" style:family="text">
      <style:text-properties fo:font-variant="normal" fo:text-transform="none" fo:color="#333333" style:font-name="Times New Roman" fo:font-size="9.60000038146973pt" fo:letter-spacing="normal" fo:font-style="normal" fo:font-weight="normal" officeooo:rsid="0012f641"/>
    </style:style>
    <style:style style:name="T8" style:family="text">
      <style:text-properties fo:font-variant="normal" fo:text-transform="none" fo:color="#333333" style:font-name="Times New Roman" fo:font-size="9.60000038146973pt" fo:letter-spacing="normal" fo:font-style="normal" fo:font-weight="normal" officeooo:rsid="0014c90d"/>
    </style:style>
    <style:style style:name="T9" style:family="text">
      <style:text-properties fo:font-variant="normal" fo:text-transform="none" fo:color="#333333" style:font-name="Times New Roman" fo:font-size="9.60000038146973pt" fo:letter-spacing="normal" fo:font-style="normal" fo:font-weight="normal" officeooo:rsid="0014c90d" style:font-weight-asian="normal" style:font-weight-complex="normal"/>
    </style:style>
    <style:style style:name="T10" style:family="text">
      <style:text-properties fo:font-variant="normal" fo:text-transform="none" fo:color="#333333" style:font-name="Times New Roman" fo:font-size="7.80000019073486pt" fo:letter-spacing="normal" fo:font-style="normal" fo:font-weight="normal"/>
    </style:style>
    <style:style style:name="T11" style:family="text">
      <style:text-properties fo:font-variant="normal" fo:text-transform="none" fo:color="#333333" style:font-name="Times New Roman" fo:font-size="7.80000019073486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777777" style:font-name="Times New Roman" fo:font-size="9.60000038146973pt" fo:letter-spacing="normal" fo:font-style="normal" fo:font-weight="normal"/>
    </style:style>
    <style:style style:name="T13" style:family="text">
      <style:text-properties fo:font-variant="normal" fo:text-transform="none" fo:color="#777777" style:font-name="Times New Roman" fo:font-size="9.60000038146973pt" fo:letter-spacing="normal" fo:font-style="normal" fo:font-weight="normal" officeooo:rsid="0012f641"/>
    </style:style>
    <style:style style:name="T14" style:family="text">
      <style:text-properties fo:font-variant="normal" fo:text-transform="none" fo:color="#183691" style:font-name="Times New Roman" fo:font-size="7.80000019073486pt" fo:letter-spacing="normal" fo:font-style="normal" fo:font-weight="normal"/>
    </style:style>
    <style:style style:name="T15" style:family="text">
      <style:text-properties fo:font-variant="normal" fo:text-transform="none" fo:color="#183691" fo:font-size="7.80000019073486pt" fo:letter-spacing="normal" fo:font-style="normal" fo:font-weight="normal"/>
    </style:style>
    <style:style style:name="T16" style:family="text">
      <style:text-properties fo:font-variant="normal" fo:text-transform="none" fo:color="#a71d5d" style:font-name="Times New Roman" fo:font-size="7.80000019073486pt" fo:letter-spacing="normal" fo:font-style="normal" fo:font-weight="normal"/>
    </style:style>
    <style:style style:name="T17" style:family="text">
      <style:text-properties fo:font-variant="normal" fo:text-transform="none" fo:color="#a71d5d" fo:font-size="7.80000019073486pt" fo:letter-spacing="normal" fo:font-style="normal" fo:font-weight="normal"/>
    </style:style>
    <style:style style:name="T18" style:family="text">
      <style:text-properties fo:font-variant="normal" fo:text-transform="none" fo:color="#0086b3" style:font-name="Times New Roman" fo:font-size="7.80000019073486pt" fo:letter-spacing="normal" fo:font-style="normal" fo:font-weight="normal"/>
    </style:style>
    <style:style style:name="T19" style:family="text">
      <style:text-properties fo:font-variant="normal" fo:text-transform="none" fo:color="#0086b3" fo:font-size="7.80000019073486pt" fo:letter-spacing="normal" fo:font-style="normal" fo:font-weight="normal"/>
    </style:style>
    <style:style style:name="T20" style:family="text">
      <style:text-properties fo:color="#183691"/>
    </style:style>
    <style:style style:name="T21" style:family="text">
      <style:text-properties fo:color="#a71d5d"/>
    </style:style>
    <style:style style:name="T22" style:family="text">
      <style:text-properties fo:color="#0086b3"/>
    </style:style>
    <style:style style:name="T23" style:family="text">
      <style:text-properties fo:font-weight="normal"/>
    </style:style>
    <style:style style:name="T24" style:family="text">
      <style:text-properties fo:font-weight="normal" officeooo:rsid="0014c90d" style:font-weight-asian="normal" style:font-weight-complex="normal"/>
    </style:style>
    <style:style style:name="T25" style:family="text">
      <style:text-properties fo:font-size="9.60000038146973pt" fo:font-weight="normal"/>
    </style:style>
    <style:style style:name="T26" style:family="text">
      <style:text-properties officeooo:rsid="0012f641"/>
    </style:style>
    <style:style style:name="T27" style:family="text">
      <style:text-properties officeooo:rsid="0014c90d"/>
    </style:style>
    <style:style style:name="T28" style:family="text">
      <style:text-properties style:font-size-asian="12pt" style:font-weight-asian="bold" style:font-size-complex="12pt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Police_20_par_20_défaut"><text:span text:style-name="T4">Game Stats</text:span></text:span></text:h>
      <text:p text:style-name="P7">Bonjour jeune Padawan, dans ce <text:span text:style-name="T26">rapport</text:span> je vais <text:span text:style-name="T26">vous </text:span>guider dans les méandres <text:span text:style-name="T26">de notre structure de données</text:span>.</text:p>
      <text:h text:style-name="P11" text:outline-level="2">Game_stats est le dictionnaire principal contenant :</text:h>
      <text:h text:style-name="P13" text:outline-level="2"><text:bookmark text:name="user-content-le-tableaux-de-jeux"/>Le <text:span text:style-name="T26">plateau</text:span> de jeu est un dictionnaire de tuples contenant la liste des vaisseaux sur la case.</text:h>
      <text:p text:style-name="P1"># pour acceder aux tableau.</text:p>
      <text:p text:style-name="P4">game_stats[<text:span text:style-name="T20">'board'</text:span>]</text:p>
      <text:p text:style-name="P6"/>
      <text:p text:style-name="P5"># pour <text:span text:style-name="T26">récupérer</text:span> les vaisseaux sur une case :</text:p>
      <text:p text:style-name="P4">x, y <text:span text:style-name="T21">=</text:span> <text:span text:style-name="T22">5</text:span>, <text:span text:style-name="T22">10</text:span></text:p>
      <text:p text:style-name="P4"><text:span text:style-name="T26">s</text:span>hips <text:span text:style-name="T21">=</text:span> game_stats[<text:span text:style-name="T20">'board'</text:span>][(x, y)]</text:p>
      <text:h text:style-name="P10" text:outline-level="2"><text:bookmark text:name="user-content-les-vaisseaux-spatiaux"/>Les vaisseaux spatiaux sont contenu dans un <text:span text:style-name="T26">dictionnaire</text:span> qui prend en clé le nom du vaisseau.</text:h>
      <text:p text:style-name="P1"># <text:span text:style-name="T26">Récupérer</text:span> un <text:span text:style-name="T26">vaisseau</text:span> <text:span text:style-name="T26">précis</text:span> :</text:p>
      <text:p text:style-name="P4">ship <text:span text:style-name="T21">=</text:span> game_stats[<text:span text:style-name="T20">'ships'</text:span>][<text:span text:style-name="T20">'star-destroyer'</text:span>]</text:p>
      <text:p text:style-name="P17"><text:span text:style-name="T6">Les </text:span><text:span text:style-name="T7">vaisseaux</text:span><text:span text:style-name="T6"> ont les </text:span><text:span text:style-name="T7">paramètres</text:span><text:span text:style-name="T6"> </text:span><text:span text:style-name="T7">type (str) , heal_point (int) , owner (str), direction (tuple), speed (int) , position (tuple)</text:span><text:span text:style-name="T6"> :</text:span></text:p>
      <text:p text:style-name="P3"><text:span text:style-name="T10">game[</text:span><text:span text:style-name="T14">'ships'</text:span><text:span text:style-name="T10">][name][</text:span><text:span text:style-name="T14">'type'</text:span><text:span text:style-name="T10">]</text:span></text:p>
      <text:p text:style-name="P3"><text:span text:style-name="T10">game[</text:span><text:span text:style-name="T14">'ships'</text:span><text:span text:style-name="T10">][name][</text:span><text:span text:style-name="T14">'heal_point'</text:span><text:span text:style-name="T10">]</text:span></text:p>
      <text:p text:style-name="P2">game[<text:span text:style-name="T20">'ship'</text:span>][name][<text:span text:style-name="T20">'owner'</text:span>]</text:p>
      <text:p text:style-name="P8"><text:span text:style-name="T12">Attention ! cette valeur est a '</text:span><text:span text:style-name="Emphasis"><text:span text:style-name="T12">none</text:span></text:span><text:span text:style-name="T12">' pour un </text:span><text:span text:style-name="T13">vaisseau</text:span><text:span text:style-name="T12"> abandonn</text:span><text:span text:style-name="T13">é.</text:span></text:p>
      <text:p text:style-name="P3"><text:span text:style-name="T10">game[</text:span><text:span text:style-name="T14">'ships'</text:span><text:span text:style-name="T10">][name][</text:span><text:span text:style-name="T14">'direction'</text:span><text:span text:style-name="T10">] </text:span><text:span text:style-name="T16">=</text:span><text:span text:style-name="T10"> (</text:span><text:span text:style-name="T16">-</text:span><text:span text:style-name="T18">1</text:span><text:span text:style-name="T10">, </text:span><text:span text:style-name="T18">1</text:span><text:span text:style-name="T10">)</text:span></text:p>
      <text:p text:style-name="P3"><text:span text:style-name="T10">game[</text:span><text:span text:style-name="T14">'ships'</text:span><text:span text:style-name="T10">][name][</text:span><text:span text:style-name="T14">'speed'</text:span><text:span text:style-name="T10">]</text:span></text:p>
      <text:p text:style-name="P1"># Changer la <text:span text:style-name="T26">position</text:span> (<text:span text:style-name="T26">Attention</text:span> il ne faut pas oublier de la changer sur le plateau de jeu !):</text:p>
      <text:p text:style-name="P6"><text:span text:style-name="T3">game[</text:span><text:span text:style-name="T15">'ships'</text:span><text:span text:style-name="T3">][name][</text:span><text:span text:style-name="T15">'postion'</text:span><text:span text:style-name="T3">] </text:span><text:span text:style-name="T17">=</text:span><text:span text:style-name="T3"> (y, x)</text:span></text:p>
      <text:p text:style-name="P5"># Position en X :</text:p>
      <text:p text:style-name="P6"><text:span text:style-name="T3">game[</text:span><text:span text:style-name="T15">'ships'</text:span><text:span text:style-name="T3">][name][</text:span><text:span text:style-name="T15">'postion'</text:span><text:span text:style-name="T3">][</text:span><text:span text:style-name="T19">0</text:span><text:span text:style-name="T3">]</text:span></text:p>
      <text:p text:style-name="P5"># Position en y :</text:p>
      <text:p text:style-name="P4">game[<text:span text:style-name="T20">'ships'</text:span>][name][<text:span text:style-name="T20">'postion'</text:span>][<text:span text:style-name="T22">1</text:span>]</text:p>
      <text:h text:style-name="P10" text:outline-level="2"><text:bookmark text:name="user-content-les-models-de-vaisseaux-spatiaux"/>Les mod<text:span text:style-name="T26">è</text:span>l<text:span text:style-name="T26">e</text:span>s de vaisseaux sont contenus dans un dictionnaire qui prend en clé le nom du vaisseau.</text:h>
      <text:p text:style-name="P2">game_stats[<text:span text:style-name="T20">'model_ship'</text:span>][<text:span text:style-name="T20">'fighter'</text:span>]</text:p>
      <text:p text:style-name="P17"><text:span text:style-name="T6">Un </text:span><text:span text:style-name="T7">vaisseau</text:span><text:span text:style-name="T6"> a les paramètres </text:span><text:span text:style-name="T7">icon (str) , max_heal (int) , max_speed (int) , </text:span><text:span text:style-name="T8">damages (int) , range (int) , price (int) , </text:span><text:span text:style-name="T6">:</text:span></text:p>
      <text:p text:style-name="P7">Attention ! cette valeur ne peut faire qu'un seul caractère.</text:p>
      <text:p text:style-name="P3"><text:span text:style-name="T10">game_stats[</text:span><text:span text:style-name="T14">'model_ship'</text:span><text:span text:style-name="T10">][name][</text:span><text:span text:style-name="T14">'icon'</text:span><text:span text:style-name="T10">]</text:span></text:p>
      <text:p text:style-name="P3"><text:span text:style-name="T10">game_stats[</text:span><text:span text:style-name="T14">'model_ship'</text:span><text:span text:style-name="T10">][name][</text:span><text:span text:style-name="T14">'max_heal'</text:span><text:span text:style-name="T10">]</text:span></text:p>
      <text:p text:style-name="P3"><text:span text:style-name="T10">game_stats[</text:span><text:span text:style-name="T14">'model_ship'</text:span><text:span text:style-name="T10">][name][</text:span><text:span text:style-name="T14">'max_speed'</text:span><text:span text:style-name="T10">]</text:span></text:p>
      <text:p text:style-name="P3"><text:span text:style-name="T10">game_stats[</text:span><text:span text:style-name="T14">'model_ship'</text:span><text:span text:style-name="T10">][name][</text:span><text:span text:style-name="T14">'damages'</text:span><text:span text:style-name="T10">]</text:span></text:p>
      <text:p text:style-name="P3"><text:span text:style-name="T10">game_stats[</text:span><text:span text:style-name="T14">'model_ship'</text:span><text:span text:style-name="T10">][name][</text:span><text:span text:style-name="T14">'range'</text:span><text:span text:style-name="T10">]</text:span></text:p>
      <text:p text:style-name="P2">game_stats[<text:span text:style-name="T20">'model_ship'</text:span>][name][<text:span text:style-name="T20">'price'</text:span>]</text:p>
      <text:h text:style-name="P12" text:outline-level="2"><text:bookmark text:name="user-content-les-joueurs"/><text:soft-page-break/><text:span text:style-name="T28">Les joueurs sont contenus dans un dictionnaire qui prend en clé le nom du joueur.</text:span></text:h>
      <text:p text:style-name="P2">player <text:span text:style-name="T21">=</text:span> game_stats[<text:span text:style-name="T20">'players'</text:span>][<text:span text:style-name="T20">'john'</text:span>]</text:p>
      <text:p text:style-name="P18"><text:span text:style-name="T6">Un joueur a les paramètres </text:span><text:span text:style-name="T8">money (int) , nb_ship (int) , type (str) , color (str) , </text:span><text:span text:style-name="Strong_20_Emphasis"><text:span text:style-name="T9">ships_starting_point (tuple) , ships_starting_direcion (tuple)</text:span></text:span><text:span text:style-name="T6">:</text:span></text:p>
      <text:p text:style-name="P3"><text:span text:style-name="T10">game_stats[</text:span><text:span text:style-name="T14">'players'</text:span><text:span text:style-name="T10">][name][</text:span><text:span text:style-name="T14">'money'</text:span><text:span text:style-name="T10">]</text:span></text:p>
      <text:p text:style-name="P3"><text:span text:style-name="T10">game_stats[</text:span><text:span text:style-name="T14">'players'</text:span><text:span text:style-name="T10">][name][</text:span><text:span text:style-name="T14">'nb_ship'</text:span><text:span text:style-name="T10">]</text:span></text:p>
      <text:p text:style-name="P3"><text:span text:style-name="T10">game_stats[</text:span><text:span text:style-name="T14">'players'</text:span><text:span text:style-name="T10">][name][</text:span><text:span text:style-name="T14">'type'</text:span><text:span text:style-name="T10">]</text:span></text:p>
      <text:p text:style-name="P3"><text:span text:style-name="T10">game_stats[</text:span><text:span text:style-name="T14">'players'</text:span><text:span text:style-name="T10">][name][</text:span><text:span text:style-name="T14">'color'</text:span><text:span text:style-name="T10">]</text:span></text:p>
      <text:p text:style-name="P3"><text:span text:style-name="T10">game_stats[</text:span><text:span text:style-name="T14">'players'</text:span><text:span text:style-name="T10">][name][</text:span><text:span text:style-name="T14">'ships_starting_point'</text:span><text:span text:style-name="T10">]</text:span></text:p>
      <text:p text:style-name="P2">game_stats[<text:span text:style-name="T20">'players'</text:span>][name][<text:span text:style-name="T20">'ships_starting_direction'</text:span>]</text:p>
      <text:h text:style-name="P9" text:outline-level="2"><text:bookmark text:name="user-content-les-autres-clés"/>Les autres clés.</text:h>
      <text:list xml:id="list3232494865635433430" text:style-name="L39">
        <text:list-item>
          <text:p text:style-name="P15"><text:span text:style-name="Strong_20_Emphasis"><text:span text:style-name="T5">nb_round</text:span></text:span><text:span text:style-name="T6"> : nombre de round depuis la derniere attack (int).</text:span></text:p>
        </text:list-item>
        <text:list-item>
          <text:p text:style-name="P15"><text:span text:style-name="Strong_20_Emphasis"><text:span text:style-name="T5">max_nb_round</text:span></text:span><text:span text:style-name="T6"> : Nombre maximal de round sans dega avant la fin de la partie (int).</text:span></text:p>
        </text:list-item>
        <text:list-item>
          <text:p text:style-name="P15"><text:span text:style-name="Strong_20_Emphasis"><text:span text:style-name="T5">board_size</text:span></text:span><text:span text:style-name="T6"> : Taile du plateau de jeux (tuple(int, int)).</text:span></text:p>
        </text:list-item>
        <text:list-item>
          <text:p text:style-name="P15"><text:span text:style-name="Strong_20_Emphasis"><text:span text:style-name="T5">pending_attacks</text:span></text:span><text:span text:style-name="T6"> : liste des attacks en cours list(tuple).</text:span></text:p>
        </text:list-item>
        <text:list-item>
          <text:p text:style-name="P15"><text:span text:style-name="Strong_20_Emphasis"><text:span text:style-name="T5">is_game_continue</text:span></text:span><text:span text:style-name="T6"> : defini si on dois continuer la boucle de jeux (bool).</text:span></text:p>
        </text:list-item>
      </text:list>
      <text:p text:style-name="P16"><text:span text:style-name="Police_20_par_20_défau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" svg:font-family="SFMono-Regular, 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creation-date>2017-02-16T09:51:00Z</meta:creation-date>
    <dc:date>2017-02-21T15:04:28.769000000</dc:date>
    <meta:editing-cycles>4</meta:editing-cycles>
    <meta:editing-duration>PT8M35S</meta:editing-duration>
    <meta:document-statistic meta:table-count="0" meta:image-count="0" meta:object-count="0" meta:page-count="2" meta:paragraph-count="50" meta:word-count="334" meta:character-count="2572" meta:non-whitespace-character-count="2293"/>
    <meta:template xlink:type="simple" xlink:actuate="onRequest" xlink:title="" xlink:href="../../documents/unif/progra/CodeInSpace/rapport/rapport_labo_1.odt/Normal.dotm"/>
  </office:meta>
</office:document-meta>
</file>